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style:language-asian="zxx" style:country-asian="none" style:language-complex="zxx" style:country-complex="none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так, Вам уже не терпиться что-то написать, а этот Шут всё ещё рассказывает свои басни. Но писать <text:span text:style-name="T1">int main() </text:span>ещё рано. Для начала, создаём в студии проект <text:span text:style-name="T1">&lt;</text:span>Имя библиотеки<text:span text:style-name="T1">&gt; </text:span>(в моём случае <text:span text:style-name="T1">GameCor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M47S</meta:editing-duration>
    <meta:editing-cycles>11</meta:editing-cycles>
    <meta:generator>OpenOffice/4.1.1$Win32 OpenOffice.org_project/411m6$Build-9775</meta:generator>
    <dc:date>2016-03-30T01:00:00.89</dc:date>
    <meta:document-statistic meta:table-count="0" meta:image-count="0" meta:object-count="0" meta:page-count="1" meta:paragraph-count="1" meta:word-count="33" meta:character-count="196"/>
    <meta:user-defined meta:name="Info 1"/>
    <meta:user-defined meta:name="Info 2"/>
    <meta:user-defined meta:name="Info 3"/>
    <meta:user-defined meta:name="Info 4"/>
  </office:meta>
</office:document-meta>
</file>